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Vertices</text:p>
          </table:table-cell>
          <table:table-cell office:value-type="float" office:value="507355.6" calcext:value-type="float">
            <text:p>507355.6</text:p>
          </table:table-cell>
          <table:table-cell office:value-type="string" calcext:value-type="string">
            <text:p><text:s/>Triangles</text:p>
          </table:table-cell>
          <table:table-cell office:value-type="float" office:value="1012384.9" calcext:value-type="float">
            <text:p>1012384.9</text:p>
          </table:table-cell>
          <table:table-cell office:value-type="string" calcext:value-type="string">
            <text:p><text:s/>Edges</text:p>
          </table:table-cell>
          <table:table-cell office:value-type="float" office:value="1519705.8" calcext:value-type="float">
            <text:p>1519705.8</text:p>
          </table:table-cell>
        </table:table-row>
        <table:table-row table:style-name="ro1">
          <table:table-cell/>
          <table:table-cell office:value-type="string" calcext:value-type="string">
            <text:p>Vertices</text:p>
          </table:table-cell>
          <table:table-cell office:value-type="float" office:value="450800.8" calcext:value-type="float">
            <text:p>450800.8</text:p>
          </table:table-cell>
          <table:table-cell office:value-type="string" calcext:value-type="string">
            <text:p><text:s/>Triangles</text:p>
          </table:table-cell>
          <table:table-cell office:value-type="float" office:value="899671.4" calcext:value-type="float">
            <text:p>899671.4</text:p>
          </table:table-cell>
          <table:table-cell office:value-type="string" calcext:value-type="string">
            <text:p><text:s/>Edges</text:p>
          </table:table-cell>
          <table:table-cell office:value-type="float" office:value="1350444" calcext:value-type="float">
            <text:p>1350444</text:p>
          </table:table-cell>
        </table:table-row>
        <table:table-row table:style-name="ro1">
          <table:table-cell/>
          <table:table-cell office:value-type="string" calcext:value-type="string">
            <text:p>Vertices</text:p>
          </table:table-cell>
          <table:table-cell office:value-type="float" office:value="496391.7" calcext:value-type="float">
            <text:p>496391.7</text:p>
          </table:table-cell>
          <table:table-cell office:value-type="string" calcext:value-type="string">
            <text:p><text:s/>Triangles</text:p>
          </table:table-cell>
          <table:table-cell office:value-type="float" office:value="990376.5" calcext:value-type="float">
            <text:p>990376.5</text:p>
          </table:table-cell>
          <table:table-cell office:value-type="string" calcext:value-type="string">
            <text:p><text:s/>Edges</text:p>
          </table:table-cell>
          <table:table-cell office:value-type="float" office:value="1486740.8" calcext:value-type="float">
            <text:p>1486740.8</text:p>
          </table:table-cell>
        </table:table-row>
        <table:table-row table:style-name="ro1">
          <table:table-cell/>
          <table:table-cell office:value-type="string" calcext:value-type="string">
            <text:p>Vertices</text:p>
          </table:table-cell>
          <table:table-cell office:value-type="float" office:value="498295.4" calcext:value-type="float">
            <text:p>498295.4</text:p>
          </table:table-cell>
          <table:table-cell office:value-type="string" calcext:value-type="string">
            <text:p><text:s/>Triangles</text:p>
          </table:table-cell>
          <table:table-cell office:value-type="float" office:value="993669.6" calcext:value-type="float">
            <text:p>993669.6</text:p>
          </table:table-cell>
          <table:table-cell office:value-type="string" calcext:value-type="string">
            <text:p><text:s/>Edges</text:p>
          </table:table-cell>
          <table:table-cell office:value-type="float" office:value="1491906.9" calcext:value-type="float">
            <text:p>1491906.9</text:p>
          </table:table-cell>
        </table:table-row>
        <table:table-row table:style-name="ro1">
          <table:table-cell/>
          <table:table-cell office:value-type="string" calcext:value-type="string">
            <text:p>Vertices</text:p>
          </table:table-cell>
          <table:table-cell office:value-type="float" office:value="448849.7" calcext:value-type="float">
            <text:p>448849.7</text:p>
          </table:table-cell>
          <table:table-cell office:value-type="string" calcext:value-type="string">
            <text:p><text:s/>Triangles</text:p>
          </table:table-cell>
          <table:table-cell office:value-type="float" office:value="894347.7" calcext:value-type="float">
            <text:p>894347.7</text:p>
          </table:table-cell>
          <table:table-cell office:value-type="string" calcext:value-type="string">
            <text:p><text:s/>Edges</text:p>
          </table:table-cell>
          <table:table-cell office:value-type="float" office:value="1343130.6" calcext:value-type="float">
            <text:p>1343130.6</text:p>
          </table:table-cell>
        </table:table-row>
        <table:table-row table:style-name="ro1">
          <table:table-cell/>
          <table:table-cell office:value-type="string" calcext:value-type="string">
            <text:p>Vertices</text:p>
          </table:table-cell>
          <table:table-cell office:value-type="float" office:value="516944.9" calcext:value-type="float">
            <text:p>516944.9</text:p>
          </table:table-cell>
          <table:table-cell office:value-type="string" calcext:value-type="string">
            <text:p><text:s/>Triangles</text:p>
          </table:table-cell>
          <table:table-cell office:value-type="float" office:value="1031384.9" calcext:value-type="float">
            <text:p>1031384.9</text:p>
          </table:table-cell>
          <table:table-cell office:value-type="string" calcext:value-type="string">
            <text:p><text:s/>Edges</text:p>
          </table:table-cell>
          <table:table-cell office:value-type="float" office:value="1548287" calcext:value-type="float">
            <text:p>1548287</text:p>
          </table:table-cell>
        </table:table-row>
        <table:table-row table:style-name="ro1">
          <table:table-cell/>
          <table:table-cell office:value-type="string" calcext:value-type="string">
            <text:p>Vertices</text:p>
          </table:table-cell>
          <table:table-cell office:value-type="float" office:value="466152.9" calcext:value-type="float">
            <text:p>466152.9</text:p>
          </table:table-cell>
          <table:table-cell office:value-type="string" calcext:value-type="string">
            <text:p><text:s/>Triangles</text:p>
          </table:table-cell>
          <table:table-cell office:value-type="float" office:value="930060.6" calcext:value-type="float">
            <text:p>930060.6</text:p>
          </table:table-cell>
          <table:table-cell office:value-type="string" calcext:value-type="string">
            <text:p><text:s/>Edges</text:p>
          </table:table-cell>
          <table:table-cell office:value-type="float" office:value="1396165.5" calcext:value-type="float">
            <text:p>1396165.5</text:p>
          </table:table-cell>
        </table:table-row>
        <table:table-row table:style-name="ro1">
          <table:table-cell/>
          <table:table-cell office:value-type="string" calcext:value-type="string">
            <text:p>Vertices</text:p>
          </table:table-cell>
          <table:table-cell office:value-type="float" office:value="507908.2" calcext:value-type="float">
            <text:p>507908.2</text:p>
          </table:table-cell>
          <table:table-cell office:value-type="string" calcext:value-type="string">
            <text:p><text:s/>Triangles</text:p>
          </table:table-cell>
          <table:table-cell office:value-type="float" office:value="1012902.1" calcext:value-type="float">
            <text:p>1012902.1</text:p>
          </table:table-cell>
          <table:table-cell office:value-type="string" calcext:value-type="string">
            <text:p><text:s/>Edges</text:p>
          </table:table-cell>
          <table:table-cell office:value-type="float" office:value="1520763.3" calcext:value-type="float">
            <text:p>1520763.3</text:p>
          </table:table-cell>
        </table:table-row>
        <table:table-row table:style-name="ro1">
          <table:table-cell/>
          <table:table-cell office:value-type="string" calcext:value-type="string">
            <text:p>Vertices</text:p>
          </table:table-cell>
          <table:table-cell office:value-type="float" office:value="471283.6" calcext:value-type="float">
            <text:p>471283.6</text:p>
          </table:table-cell>
          <table:table-cell office:value-type="string" calcext:value-type="string">
            <text:p><text:s/>Triangles</text:p>
          </table:table-cell>
          <table:table-cell office:value-type="float" office:value="940090.2" calcext:value-type="float">
            <text:p>940090.2</text:p>
          </table:table-cell>
          <table:table-cell office:value-type="string" calcext:value-type="string">
            <text:p><text:s/>Edges</text:p>
          </table:table-cell>
          <table:table-cell office:value-type="float" office:value="1411332.8" calcext:value-type="float">
            <text:p>1411332.8</text:p>
          </table:table-cell>
        </table:table-row>
        <table:table-row table:style-name="ro1">
          <table:table-cell/>
          <table:table-cell office:value-type="string" calcext:value-type="string">
            <text:p>Vertices</text:p>
          </table:table-cell>
          <table:table-cell office:value-type="float" office:value="502200.5" calcext:value-type="float">
            <text:p>502200.5</text:p>
          </table:table-cell>
          <table:table-cell office:value-type="string" calcext:value-type="string">
            <text:p><text:s/>Triangles</text:p>
          </table:table-cell>
          <table:table-cell office:value-type="float" office:value="1001228" calcext:value-type="float">
            <text:p>1001228</text:p>
          </table:table-cell>
          <table:table-cell office:value-type="string" calcext:value-type="string">
            <text:p><text:s/>Edges</text:p>
          </table:table-cell>
          <table:table-cell office:value-type="float" office:value="1503368.125" calcext:value-type="float">
            <text:p>1503368.125</text:p>
          </table:table-cell>
        </table:table-row>
        <table:table-row table:style-name="ro1">
          <table:table-cell table:number-columns-repeated="2"/>
          <table:table-cell table:formula="of:=AVERAGE([.C3:.C12])" office:value-type="float" office:value="486618.33" calcext:value-type="float">
            <text:p>486618.33</text:p>
          </table:table-cell>
          <table:table-cell/>
          <table:table-cell table:formula="of:=AVERAGE([.E3:.E12])" office:value-type="float" office:value="970611.59" calcext:value-type="float">
            <text:p>970611.59</text:p>
          </table:table-cell>
          <table:table-cell/>
          <table:table-cell table:formula="of:=AVERAGE([.G3:.G12])" office:value-type="float" office:value="1457184.4825" calcext:value-type="float">
            <text:p>1457184.48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9T23:21:19.876752220</dc:date>
    <meta:editing-duration>PT4M30S</meta:editing-duration>
    <meta:editing-cycles>1</meta:editing-cycles>
    <meta:document-statistic meta:table-count="1" meta:cell-count="63" meta:object-count="0"/>
    <meta:generator>LibreOffice/7.1.7.2$Linux_X86_64 LibreOffice_project/10$Build-2</meta:generator>
  </office:meta>
</office:document-meta>
</file>